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D0000035D2174ED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7cm" svg:y="0.639cm" svg:width="40.562cm" svg:height="21.962cm" draw:z-index="0"><draw:image xlink:href="Pictures/100002010000049D0000035D2174ED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3-11T12:49:13.58</dc:date>
    <meta:generator>OpenOffice/4.1.11$Win32 OpenOffice.org_project/4111m1$Build-9808</meta:generator>
    <meta:editing-duration>PT2M3S</meta:editing-duration>
    <meta:editing-cycles>2</meta:editing-cycles>
    <meta:document-statistic meta:table-count="0" meta:image-count="1" meta:object-count="0" meta:page-count="1" meta:paragraph-count="0" meta:word-count="0" meta:character-count="0"/>
  </office:meta>
</office:document-meta>
</file>